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26e6fe" officeooo:paragraph-rsid="0026e6fe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af391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a6fb5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paragraph-rsid="0016a048" style:font-size-asian="13pt" style:font-size-complex="13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155b24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155b24" officeooo:paragraph-rsid="002af391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bold" officeooo:rsid="0026e6fe" officeooo:paragraph-rsid="0026e6fe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23fb17" officeooo:paragraph-rsid="002af391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284fbe" officeooo:paragraph-rsid="002af391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af391" officeooo:paragraph-rsid="002af391"/>
    </style:style>
    <style:style style:name="T1" style:family="text">
      <style:text-properties fo:font-variant="normal" fo:text-transform="none" fo:font-size="12pt" fo:letter-spacing="normal" fo:font-style="normal" fo:font-weight="bold" officeooo:rsid="0023fb17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style:font-name="Bitstream Vera Sans" fo:font-size="13pt" fo:letter-spacing="normal" fo:font-style="normal" fo:font-weight="bold" style:font-size-asian="13pt" style:font-weight-asian="bold" style:font-size-complex="13pt" style:font-weight-complex="bold"/>
    </style:style>
    <style:style style:name="T3" style:family="text">
      <style:text-properties fo:font-variant="normal" fo:text-transform="none" fo:color="#000000" style:font-name="Bitstream Vera Sans" fo:font-size="13pt" fo:letter-spacing="normal" fo:font-style="normal" fo:font-weight="bold" officeooo:rsid="002af391" style:font-size-asian="13pt" style:font-weight-asian="bold" style:font-size-complex="13pt" style:font-weight-complex="bold"/>
    </style:style>
    <style:style style:name="T4" style:family="text">
      <style:text-properties fo:font-variant="normal" fo:text-transform="none" fo:color="#000000" style:font-name="Bitstream Vera Sans" fo:font-size="13pt" fo:letter-spacing="normal" fo:font-style="normal" fo:font-weight="bold" officeooo:rsid="000af001" style:font-size-asian="13pt" style:font-weight-asian="bold" style:font-size-complex="13pt" style:font-weight-complex="bold"/>
    </style:style>
    <style:style style:name="T5" style:family="text">
      <style:text-properties fo:font-variant="normal" fo:text-transform="none" fo:color="#000000" style:font-name="Bitstream Vera Sans" fo:font-size="13pt" fo:letter-spacing="normal" fo:font-style="normal" fo:font-weight="bold" officeooo:rsid="00250e52" style:font-size-asian="13pt" style:font-weight-asian="bold" style:font-size-complex="13pt" style:font-weight-complex="bold"/>
    </style:style>
    <style:style style:name="T6" style:family="text">
      <style:text-properties fo:font-variant="normal" fo:text-transform="none" fo:color="#000000" style:font-name="Bitstream Vera Sans" fo:font-size="13pt" fo:letter-spacing="normal" fo:font-style="normal" fo:font-weight="normal" style:font-size-asian="13pt" style:font-weight-asian="normal" style:font-size-complex="13pt" style:font-weight-complex="normal"/>
    </style:style>
    <style:style style:name="T7" style:family="text">
      <style:text-properties fo:font-variant="normal" fo:text-transform="none" fo:color="#000000" style:font-name="Bitstream Vera Sans" fo:font-size="13pt" fo:letter-spacing="normal" fo:font-style="normal" fo:font-weight="normal" officeooo:rsid="00250e52" style:font-size-asian="13pt" style:font-weight-asian="normal" style:font-size-complex="13pt" style:font-weight-complex="normal"/>
    </style:style>
    <style:style style:name="T8" style:family="text">
      <style:text-properties fo:font-variant="normal" fo:text-transform="none" fo:color="#000000" style:font-name="Bitstream Vera Sans" fo:font-size="13pt" fo:letter-spacing="normal" fo:font-style="normal" fo:font-weight="normal" officeooo:rsid="0029dbf7" style:font-size-asian="13pt" style:font-weight-asian="normal" style:font-size-complex="13pt" style:font-weight-complex="normal"/>
    </style:style>
    <style:style style:name="T9" style:family="text">
      <style:text-properties fo:font-variant="normal" fo:text-transform="none" fo:color="#000000" style:font-name="Bitstream Vera Sans" fo:font-size="13pt" fo:letter-spacing="normal" fo:font-style="normal" fo:font-weight="normal" officeooo:rsid="002bde92" style:font-size-asian="13pt" style:font-weight-asian="normal" style:font-size-complex="13pt" style:font-weight-complex="normal"/>
    </style:style>
    <style:style style:name="T10" style:family="text">
      <style:text-properties fo:font-variant="normal" fo:text-transform="none" fo:color="#000000" style:font-name="Bitstream Vera Sans" fo:font-size="13pt" fo:letter-spacing="normal" fo:font-style="normal" style:font-size-asian="13pt" style:font-size-complex="13pt"/>
    </style:style>
    <style:style style:name="T11" style:family="text">
      <style:text-properties fo:font-variant="normal" fo:text-transform="none" fo:color="#000000" style:font-name="Bitstream Vera Sans" fo:font-size="13pt" fo:letter-spacing="normal" fo:font-style="normal" officeooo:rsid="00250e52" style:font-size-asian="13pt" style:font-size-complex="13pt"/>
    </style:style>
    <style:style style:name="T12" style:family="text">
      <style:text-properties fo:font-variant="normal" fo:text-transform="none" fo:color="#000000" style:font-name="Bitstream Vera Sans" fo:font-size="12pt" fo:letter-spacing="normal" fo:font-style="normal" fo:font-weight="normal" officeooo:rsid="0023fb17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Bitstream Vera Sans" fo:font-size="12pt" fo:letter-spacing="normal" fo:font-style="normal" fo:font-weight="bold" officeooo:rsid="0023fb17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font-name="Bitstream Vera Sans" fo:font-size="12pt" fo:letter-spacing="normal" fo:font-style="normal" fo:font-weight="bold" officeooo:rsid="0029dbf7" style:font-size-asian="12pt" style:font-weight-asian="bold" style:font-size-complex="12pt" style:font-weight-complex="bold"/>
    </style:style>
    <style:style style:name="T15" style:family="text">
      <style:text-properties officeooo:rsid="0029dbf7"/>
    </style:style>
    <style:style style:name="T16" style:family="text">
      <style:text-properties officeooo:rsid="002af3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/></text:p>
      <text:p text:style-name="P3"><text:span text:style-name="T3">1</text:span><text:span text:style-name="T2">) </text:span><text:span text:style-name="T7">Na pasta “admin” que você recebeu, há um template feito sem nenhum framework javascript. Crie um projeto </text:span><text:span text:style-name="T8">react</text:span><text:span text:style-name="T7"> em seu </text:span><text:span text:style-name="T5">github</text:span><text:span text:style-name="T7"> e transfira o código do template usando </text:span><text:span text:style-name="T8">react</text:span><text:span text:style-name="T7">.</text:span></text:p>
      <text:p text:style-name="P2"><text:span text:style-name="T5">A </text:span><text:span text:style-name="T3">Avaliação terá as seguintes regras:</text:span></text:p>
      <text:p text:style-name="P10"><text:span text:style-name="T6">- Você deve realizar um commit no git a cada 1 hora aprox</text:span><text:span text:style-name="T9">imadamente</text:span><text:span text:style-name="T6">, hora do almoço será desconsiderad</text:span><text:span text:style-name="T9">a</text:span><text:span text:style-name="T6">.</text:span></text:p>
      <text:p text:style-name="P10"><text:span text:style-name="T6">- O </text:span><text:span text:style-name="T9">ú</text:span><text:span text:style-name="T6">ltimo commit deverá ser até as 18:00 do dia 03 de novembro de 2021.</text:span></text:p>
      <text:p text:style-name="P10"><text:span text:style-name="T6"/></text:p>
      <text:p text:style-name="P10"><text:span text:style-name="T6"/></text:p>
      <text:p text:style-name="P7">Coloque o link do seu github abaixo:</text:p>
      <text:p text:style-name="P1"/>
      <text:p text:style-name="P1"><text:line-break/>Após terminar a prova enviar esse arquivo no slack particular do professor.</text:p>
      <text:p text:style-name="P5"/>
      <text:p text:style-name="P5"/>
      <text:p text:style-name="P2"><text:span text:style-name="T3">2</text:span><text:span text:style-name="T4">) </text:span><text:span text:style-name="T3">(ponto extra)</text:span><text:span text:style-name="T4"> </text:span><text:span text:style-name="T12">Descreva com </text:span><text:span text:style-name="T13">suas palavras</text:span><text:span text:style-name="T12"> os itens abaixo no </text:span><text:span text:style-name="T13">contexto de desenvolvimento </text:span><text:span text:style-name="T14">React</text:span><text:span text:style-name="T13">.</text:span></text:p>
      <text:p text:style-name="P8"/>
      <text:p text:style-name="P8">a) Componente:</text:p>
      <text:p text:style-name="P9"/>
      <text:p text:style-name="P8">b) <text:span text:style-name="T15">JSX</text:span>:</text:p>
      <text:p text:style-name="P8"/>
      <text:p text:style-name="P8">c) <text:span text:style-name="T15">Método render()</text:span>:</text:p>
      <text:p text:style-name="P8"/>
      <text:p text:style-name="P8">d) Rotas:</text:p>
      <text:p text:style-name="P8"/>
      <text:p text:style-name="P8">e) <text:span text:style-name="T15">Props</text:span>: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6T08:36:37.079034921</meta:creation-date>
    <dc:date>2021-11-03T09:36:36.272108174</dc:date>
    <meta:editing-duration>PT4H25M3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15" meta:character-count="654" meta:non-whitespace-character-count="550"/>
  </office:meta>
</office:document-meta>
</file>